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ysql&gt; \! vi create_table</text:p>
      <text:p text:style-name="Standard"/>
      <text:p text:style-name="Standard"/>
      <text:p text:style-name="Standard">delimiter //</text:p>
      <text:p text:style-name="Standard">create procedure select_test()</text:p>
      <text:p text:style-name="Standard">begin</text:p>
      <text:p text:style-name="Standard"><text:s text:c="8"/>declare done int default 0;</text:p>
      <text:p text:style-name="Standard"><text:s text:c="8"/>declare a1 int;</text:p>
      <text:p text:style-name="Standard"><text:s text:c="8"/>declare b1 varchar(20);</text:p>
      <text:p text:style-name="Standard"><text:s text:c="8"/>declare c1 char;</text:p>
      <text:p text:style-name="Standard"><text:s text:c="8"/>declare cur1 cursor for select tno,tname from test;</text:p>
      <text:p text:style-name="Standard"/>
      <text:p text:style-name="Standard"><text:s text:c="8"/>declare cur2 cursor for select result from test;</text:p>
      <text:p text:style-name="Standard"/>
      <text:p text:style-name="Standard"><text:s text:c="8"/>declare continue handler for SQLSTATE '02000' set done=1;</text:p>
      <text:p text:style-name="Standard"/>
      <text:p text:style-name="Standard">open cur1;</text:p>
      <text:p text:style-name="Standard">open cur2;</text:p>
      <text:p text:style-name="Standard">repeat</text:p>
      <text:p text:style-name="Standard"><text:s text:c="8"/>fetch cur1 into a1,b1;</text:p>
      <text:p text:style-name="Standard"><text:s text:c="8"/>fetch cur2 into c1;</text:p>
      <text:p text:style-name="Standard"><text:s text:c="8"/>if not done then</text:p>
      <text:p text:style-name="Standard"><text:s text:c="16"/>insert into test11 values(a1,b1);</text:p>
      <text:p text:style-name="Standard"><text:s text:c="16"/>insert into test22 values(c1);</text:p>
      <text:p text:style-name="Standard"><text:s text:c="8"/>end if;</text:p>
      <text:p text:style-name="Standard">until done end repeat;</text:p>
      <text:p text:style-name="Standard">close cur1;</text:p>
      <text:p text:style-name="Standard">end//</text:p>
      <text:p text:style-name="Standard"/>
      <text:p text:style-name="Standard"/>
      <text:p text:style-name="Standard">mysql&gt; \. create_table</text:p>
      <text:p text:style-name="Standard">Query OK, 0 rows affected (0.11 sec)</text:p>
      <text:p text:style-name="Standard"/>
      <text:p text:style-name="Standard">mysql&gt; call select_test();</text:p>
      <text:p text:style-name="Standard"><text:s text:c="4"/>-&gt; //</text:p>
      <text:p text:style-name="Standard">Query OK, 0 rows affected (4.36 sec)</text:p>
      <text:p text:style-name="Standard"/>
      <text:p text:style-name="Standard">mysql&gt; select * from test11;</text:p>
      <text:p text:style-name="Standard"><text:s text:c="4"/>-&gt; //</text:p>
      <text:p text:style-name="Standard">+------+------+</text:p>
      <text:p text:style-name="Standard">| a <text:s text:c="3"/>| b <text:s text:c="3"/>|</text:p>
      <text:p text:style-name="Standard">+------+------+</text:p>
      <text:p text:style-name="Standard">| <text:s text:c="3"/>1 | abc <text:s/>|</text:p>
      <text:p text:style-name="Standard">| <text:s text:c="3"/>2 | dbc <text:s/>|</text:p>
      <text:p text:style-name="Standard">| <text:s text:c="3"/>3 | ddc <text:s/>|</text:p>
      <text:p text:style-name="Standard">| <text:s text:c="3"/>4 | dds <text:s/>|</text:p>
      <text:p text:style-name="Standard">| <text:s text:c="3"/>5 | fds <text:s/>|</text:p>
      <text:p text:style-name="Standard">| <text:s text:c="3"/>6 | a <text:s text:c="3"/>|</text:p>
      <text:p text:style-name="Standard">| <text:s text:c="3"/>7 | b <text:s text:c="3"/>|</text:p>
      <text:p text:style-name="Standard">| <text:s text:c="3"/>8 | c <text:s text:c="3"/>|</text:p>
      <text:p text:style-name="Standard">| <text:s text:c="3"/>9 | d <text:s text:c="3"/>|</text:p>
      <text:p text:style-name="Standard">| <text:s text:c="2"/>10 | e <text:s text:c="3"/>|</text:p>
      <text:p text:style-name="Standard"><text:soft-page-break/>| <text:s text:c="2"/>11 | f <text:s text:c="3"/>|</text:p>
      <text:p text:style-name="Standard">| <text:s text:c="2"/>12 | g <text:s text:c="3"/>|</text:p>
      <text:p text:style-name="Standard">+------+------+</text:p>
      <text:p text:style-name="Standard">12 rows in set (0.01 sec)</text:p>
      <text:p text:style-name="Standard"/>
      <text:p text:style-name="Standard">mysql&gt; select * from test22//</text:p>
      <text:p text:style-name="Standard">+------+</text:p>
      <text:p text:style-name="Standard">| c <text:s text:c="3"/>|</text:p>
      <text:p text:style-name="Standard">+------+</text:p>
      <text:p text:style-name="Standard">| p <text:s text:c="3"/>|</text:p>
      <text:p text:style-name="Standard">| p <text:s text:c="3"/>|</text:p>
      <text:p text:style-name="Standard">| p <text:s text:c="3"/>|</text:p>
      <text:p text:style-name="Standard">| p <text:s text:c="3"/>|</text:p>
      <text:p text:style-name="Standard">| p <text:s text:c="3"/>|</text:p>
      <text:p text:style-name="Standard">| f <text:s text:c="3"/>|</text:p>
      <text:p text:style-name="Standard">| f <text:s text:c="3"/>|</text:p>
      <text:p text:style-name="Standard">| f <text:s text:c="3"/>|</text:p>
      <text:p text:style-name="Standard">| f <text:s text:c="3"/>|</text:p>
      <text:p text:style-name="Standard">| p <text:s text:c="3"/>|</text:p>
      <text:p text:style-name="Standard">| p <text:s text:c="3"/>|</text:p>
      <text:p text:style-name="Standard">| p <text:s text:c="3"/>|</text:p>
      <text:p text:style-name="Standard">+------+</text:p>
      <text:p text:style-name="Standard">12 rows in set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3:33:19.954755051</meta:creation-date>
    <meta:generator>LibreOffice/6.4.4.2$Linux_X86_64 LibreOffice_project/40$Build-2</meta:generator>
    <dc:date>2020-09-25T13:35:29.576827699</dc:date>
    <meta:editing-duration>PT2M10S</meta:editing-duration>
    <meta:editing-cycles>1</meta:editing-cycles>
    <meta:document-statistic meta:table-count="0" meta:image-count="0" meta:object-count="0" meta:page-count="2" meta:paragraph-count="65" meta:word-count="247" meta:character-count="1233" meta:non-whitespace-character-count="828"/>
  </office:meta>
</office:document-meta>
</file>